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 Welcome Lunch Tasks</text:p>
      <text:p text:style-name="Standard"/>
      <text:p text:style-name="Standard">email Dr. Tourville to ask if she could give a welcome speech and introduce a bit about the CS department</text:p>
      <text:p text:style-name="Standard"/>
      <text:p text:style-name="Standard">me – </text:p>
      <text:p text:style-name="Standard"><text:tab/>prepare a short little speech discussing the cs club, what we do, what our goal is, our function in preparing for the lunch, and a welcome.</text:p>
      <text:p text:style-name="Standard"/>
      <text:p text:style-name="Standard"><text:tab/>put together an agenda for the whole lunch to handout</text:p>
      <text:p text:style-name="Standard"/>
      <text:p text:style-name="Standard">mike – prepare a short speech for the math club (or giang)</text:p>
      <text:p text:style-name="Standard"/>
      <text:p text:style-name="Standard">find out from dr. liow if any of the visiting alumni could talk a bit about their current experience and the opportunities that abound in the cs field</text:p>
      <text:p text:style-name="Standard"/>
      <text:p text:style-name="Standard">print out sign up sheet for google group, and schedule of events for the seme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20:56:17</meta:creation-date>
    <dc:date>2012-09-01T16:19:22</dc:date>
    <meta:editing-duration>PT8M42S</meta:editing-duration>
    <meta:editing-cycles>2</meta:editing-cycles>
    <meta:generator>OpenOffice.org/3.4$Unix OpenOffice.org_project/340m1$Build-9590</meta:generator>
    <meta:document-statistic meta:table-count="0" meta:image-count="0" meta:object-count="0" meta:page-count="1" meta:paragraph-count="8" meta:word-count="117" meta:character-count="615"/>
  </office:meta>
</office:document-meta>
</file>